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082B000008CA6B55A114.svm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2.93cm" style:rel-column-width="11295*"/>
    </style:style>
    <style:style style:name="Таблица1.B" style:family="table-column">
      <style:table-column-properties style:column-width="14.071cm" style:rel-column-width="54240*"/>
    </style:style>
    <style:style style:name="Таблица1.1" style:family="table-row">
      <style:table-row-properties style:min-row-height="2.011cm"/>
    </style:style>
    <style:style style:name="Таблица1.A1" style:family="table-cell">
      <style:table-cell-properties fo:padding="0cm" fo:border="none"/>
    </style:style>
    <style:style style:name="Таблица2" style:family="table">
      <style:table-properties style:width="16.969cm" fo:margin-left="0.028cm" fo:margin-right="0.004cm" table:align="margins" style:writing-mode="lr-tb"/>
    </style:style>
    <style:style style:name="Таблица2.A" style:family="table-column">
      <style:table-column-properties style:column-width="6.773cm" style:rel-column-width="3840*"/>
    </style:style>
    <style:style style:name="Таблица2.B" style:family="table-column">
      <style:table-column-properties style:column-width="5.098cm" style:rel-column-width="2890*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2.2" style:family="table-row">
      <style:table-row-properties style:min-row-height="0.605cm" style:keep-together="true" fo:keep-together="auto"/>
    </style:style>
    <style:style style:name="Таблица2.3" style:family="table-row">
      <style:table-row-properties style:row-height="0.61cm" style:keep-together="true" fo:keep-together="auto"/>
    </style:style>
    <style:style style:name="Таблица3" style:family="table">
      <style:table-properties style:width="16.988cm" fo:margin-left="0.011cm" fo:margin-right="0.002cm" table:align="margins" style:writing-mode="lr-tb"/>
    </style:style>
    <style:style style:name="Таблица3.A" style:family="table-column">
      <style:table-column-properties style:column-width="5.151cm" style:rel-column-width="2920*"/>
    </style:style>
    <style:style style:name="Таблица3.B" style:family="table-column">
      <style:table-column-properties style:column-width="1.958cm" style:rel-column-width="1110*"/>
    </style:style>
    <style:style style:name="Таблица3.C" style:family="table-column">
      <style:table-column-properties style:column-width="1.94cm" style:rel-column-width="1100*"/>
    </style:style>
    <style:style style:name="Таблица3.E" style:family="table-column">
      <style:table-column-properties style:column-width="1.905cm" style:rel-column-width="1080*"/>
    </style:style>
    <style:style style:name="Таблица3.F" style:family="table-column">
      <style:table-column-properties style:column-width="1.887cm" style:rel-column-width="1070*"/>
    </style:style>
    <style:style style:name="Таблица3.G" style:family="table-column">
      <style:table-column-properties style:column-width="2.207cm" style:rel-column-width="1251*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3.E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3.3" style:family="table-row">
      <style:table-row-properties style:row-height="0.61cm" style:keep-together="true" fo:keep-together="auto"/>
    </style:style>
    <style:style style:name="Таблица3.6" style:family="table-row">
      <style:table-row-properties style:row-height="0.87cm" style:keep-together="true" fo:keep-together="auto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Text_20_body">
      <style:paragraph-properties fo:margin-top="0cm" fo:margin-bottom="0cm">
        <style:tab-stops/>
      </style:paragraph-properties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 style:snap-to-layout-grid="false"/>
      <style:text-properties style:font-name="Times New Roman" fo:font-size="11pt" style:font-size-asian="11pt" style:font-size-complex="11pt"/>
    </style:style>
    <style:style style:name="P6" style:family="paragraph" style:parent-style-name="Standard">
      <style:paragraph-properties style:snap-to-layout-grid="false"/>
      <style:text-properties style:font-name="Times New Roman"/>
    </style:style>
    <style:style style:name="P7" style:family="paragraph" style:parent-style-name="Standard">
      <style:paragraph-properties fo:margin-left="0cm" fo:margin-right="0.004cm" fo:text-align="start" style:justify-single-word="false" fo:text-indent="0cm" style:auto-text-indent="false" style:snap-to-layout-grid="false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cm" fo:margin-right="0.004cm" fo:text-align="start" style:justify-single-word="false" fo:text-indent="0cm" style:auto-text-indent="false" style:snap-to-layout-grid="false"/>
      <style:text-properties style:font-name="Times New Roman" fo:font-size="11pt" style:font-size-asian="11pt" style:font-size-complex="11pt"/>
    </style:style>
    <style:style style:name="P9" style:family="paragraph" style:parent-style-name="Standard">
      <style:paragraph-properties fo:margin-left="0cm" fo:margin-right="0.004cm" fo:text-indent="0cm" style:auto-text-indent="false" style:snap-to-layout-grid="false"/>
      <style:text-properties style:font-name="Times New Roman"/>
    </style:style>
    <style:style style:name="P10" style:family="paragraph" style:parent-style-name="Standard">
      <style:paragraph-properties fo:margin-left="0cm" fo:margin-right="0.004cm" fo:text-align="start" style:justify-single-word="false" fo:text-indent="0cm" style:auto-text-indent="false" style:snap-to-layout-grid="false"/>
      <style:text-properties style:font-name="Times New Roman"/>
    </style:style>
    <style:style style:name="P11" style:family="paragraph" style:parent-style-name="Text_20_body">
      <style:paragraph-properties fo:line-height="100%"/>
      <style:text-properties fo:language="ru" fo:country="RU" fo:font-weight="bold" style:font-weight-asian="bold" style:font-weight-complex="bold"/>
    </style:style>
    <style:style style:name="P12" style:family="paragraph" style:parent-style-name="Без_20_интервала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Без_20_интервала">
      <style:paragraph-properties style:snap-to-layout-grid="false"/>
      <style:text-properties style:font-name="Times New Roman"/>
    </style:style>
    <style:style style:name="P14" style:family="paragraph" style:parent-style-name="Без_20_интервала">
      <style:paragraph-properties style:snap-to-layout-grid="false"/>
      <style:text-properties style:font-name="Times New Roman" fo:font-size="11pt" style:font-size-asian="11pt" style:font-size-complex="11pt"/>
    </style:style>
    <style:style style:name="P15" style:family="paragraph" style:parent-style-name="Без_20_интервала">
      <style:paragraph-properties fo:text-align="start" style:justify-single-word="false" style:snap-to-layout-grid="false"/>
      <style:text-properties style:font-name="Times New Roman" fo:font-size="11pt" style:font-size-asian="11pt" style:font-size-complex="11pt"/>
    </style:style>
    <style:style style:name="P16" style:family="paragraph" style:parent-style-name="Без_20_интервала">
      <style:paragraph-properties style:snap-to-layout-grid="false"/>
    </style:style>
    <style:style style:name="P17" style:family="paragraph" style:parent-style-name="Без_20_интервала">
      <style:paragraph-properties fo:margin-left="0.797cm" fo:margin-right="0.004cm" fo:text-indent="0cm" style:auto-text-indent="false" style:snap-to-layout-grid="false"/>
      <style:text-properties style:font-name="Times New Roman" fo:font-size="11pt" style:font-size-asian="11pt" style:font-size-complex="11pt"/>
    </style:style>
    <style:style style:name="P18" style:family="paragraph" style:parent-style-name="Без_20_интервала">
      <style:paragraph-properties fo:margin-left="0cm" fo:margin-right="0.004cm" fo:text-align="start" style:justify-single-word="false" fo:text-indent="0cm" style:auto-text-indent="false" style:snap-to-layout-grid="false"/>
      <style:text-properties style:font-name="Times New Roman" fo:font-size="11pt" style:font-size-asian="11pt" style:font-size-complex="11pt"/>
    </style:style>
    <style:style style:name="P19" style:family="paragraph" style:parent-style-name="Без_20_интервала">
      <style:paragraph-properties fo:margin-left="0.78cm" fo:margin-right="0.004cm" fo:text-indent="0cm" style:auto-text-indent="false" style:snap-to-layout-grid="false"/>
      <style:text-properties style:font-name="Times New Roman"/>
    </style:style>
    <style:style style:name="P20" style:family="paragraph" style:parent-style-name="Heading_20_1">
      <style:paragraph-properties fo:text-align="center" style:justify-single-word="false"/>
      <style:text-properties style:font-name="Times New Roman" fo:font-size="11pt" fo:language="ru" fo:country="RU" style:font-size-asian="11pt" style:font-size-complex="11pt"/>
    </style:style>
    <style:style style:name="P21" style:family="paragraph">
      <style:paragraph-properties fo:text-align="start"/>
      <style:text-properties style:text-line-through-style="none" style:font-name="Times New Roman1" fo:font-size="12pt" fo:font-style="normal" style:text-underline-style="none" fo:font-weight="normal"/>
    </style:style>
    <style:style style:name="P22" style:family="paragraph">
      <style:paragraph-properties fo:text-align="start"/>
      <style:text-properties style:text-line-through-style="none" fo:font-style="normal" style:text-underline-style="none"/>
    </style:style>
    <style:style style:name="P23" style:family="paragraph">
      <style:paragraph-properties fo:text-align="start"/>
    </style:style>
    <style:style style:name="P24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fo:language="ru" fo:country="RU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language="en" fo:country="US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fo:border="solid #c0c0c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solid #c0c0c0" style:wrap="run-through" style:number-wrapped-paragraphs="no-limit" style:vertical-pos="middle" style:vertical-rel="line" style:horizontal-pos="from-left" style:horizontal-rel="paragraph"/>
    </style:style>
    <style:style style:name="gr5" style:family="graphic">
      <style:graphic-properties fo:border="solid #c0c0c0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6" style:family="graphic">
      <style:graphic-properties fo:border="solid #c0c0c0" draw:wrap-influence-on-position="once-concurrent"/>
    </style:style>
    <style:style style:name="gr7" style:family="graphic">
      <style:graphic-properties fo:border="solid #c0c0c0" style:wrap="run-through" style:number-wrapped-paragraphs="no-limit" style:vertical-pos="from-top" style:horizontal-pos="from-left" style:horizontal-rel="paragraph"/>
    </style:style>
  </office:automatic-styles>
  <office:body>
    <office:text>
      <office:forms form:automatic-focus="false" form:apply-design-mode="false">
        <xforms:model id="Model 1">
          <xforms:instance id="Instance 1">
            <instanceData/>
          </xforms:instance>
          <xsd:schema/>
        </xforms:model>
        <form:form form:name="Форма" form:apply-filter="true" form:command-type="table" form:control-implementation="ooo:com.sun.star.form.component.Form" office:target-frame="" xlink:href="">
          <form:properties>
            <form:property form:property-name="PropertyChangeNotificationEnabled" office:value-type="boolean" office:boolean-value="true"/>
          </form:properties>
          <form:fixed-text form:name="Метка 1" form:control-implementation="ooo:com.sun.star.form.component.FixedText" form:id="control1" form:label="Аппарат:"/>
          <form:fixed-text form:name="Метка 1" form:control-implementation="ooo:com.sun.star.form.component.FixedText" form:id="control2" form:label="Фамилия, имя, отчество:"/>
          <form:fixed-text form:name="Метка 1" form:control-implementation="ooo:com.sun.star.form.component.FixedText" form:id="control3" form:label="Возраст:"/>
          <form:fixed-text form:name="Метка 1" form:control-implementation="ooo:com.sun.star.form.component.FixedText" form:id="control4" form:label="Дата обследования:"/>
          <form:text form:name="ManufacturerModelNam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StudyViewprotocolDate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Name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PatientBirthDate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1" form:control-implementation="ooo:com.sun.star.form.component.ComboBox" form:id="control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Батрак С.И."/>
            <form:item form:label="Леткина З.Ю."/>
            <form:item form:label="Пелова Е.В."/>
            <form:item form:label="Сотиболдиев А.И."/>
            <form:item form:label="Шпилевая Н.Н."/>
            <form:item form:label="Зубкова Т.М."/>
            <form:item form:label="Алиджанова М.В."/>
          </form:combobox>
          <form:combobox form:name="Поле со списком 2" form:control-implementation="ooo:com.sun.star.form.component.ComboBox" form:id="control1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Аюпова Ф.Х."/>
            <form:item form:label="Серенко Л.В."/>
            <form:item form:label="Гиниатуллина Г.Н."/>
            <form:item form:label="Собирова Г.К."/>
            <form:item form:label="Букина Б.Б."/>
            <form:item form:label="Иригбаева А.Е."/>
            <form:item form:label="Иванова О.И."/>
            <form:item form:label="Бубушкина Л.В."/>
            <form:item form:label="Хозяшева Д.А."/>
            <form:item form:label="Донских А.И."/>
          </form:combobox>
          <form:textarea form:name="StudyViewprotocol" form:control-implementation="ooo:com.sun.star.form.component.TextField" form:id="control11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  <text:p text:style-name="P1"><text:span text:style-name="T1"/></text:p>
          </form:textarea>
          <form:text form:name="Текстовое поле 3" form:control-implementation="ooo:com.sun.star.form.component.TextField" form:id="control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2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2" form:control-implementation="ooo:com.sun.star.form.component.TextField" form:id="control3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" form:control-implementation="ooo:com.sun.star.form.component.TextField" form:id="control3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3" form:control-implementation="ooo:com.sun.star.form.component.TextField" form:id="control3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Поле со списком 3" form:control-implementation="ooo:com.sun.star.form.component.ComboBox" form:id="control38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агистральный"/>
            <form:item form:label="коллатеральный"/>
            <form:item form:label="частично коллатеральный"/>
          </form:combobox>
          <form:combobox form:name="Поле со списком 3" form:control-implementation="ooo:com.sun.star.form.component.ComboBox" form:id="control39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магистральный"/>
            <form:item form:label="коллатеральный"/>
            <form:item form:label="частично коллатеральный"/>
          </form:combobox>
          <form:combobox form:name="Поле со списком 3" form:control-implementation="ooo:com.sun.star.form.component.ComboBox" form:id="control40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ямолинейный"/>
            <form:item form:label="извитой"/>
          </form:combobox>
          <form:combobox form:name="Поле со списком 3" form:control-implementation="ooo:com.sun.star.form.component.ComboBox" form:id="control41" form:dropdown="true" form:size="20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прямолинейный"/>
            <form:item form:label="извитой"/>
          </form:combobox>
          <form:text form:name="Текстовое поле 15" form:control-implementation="ooo:com.sun.star.form.component.TextField" form:id="control4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5" form:control-implementation="ooo:com.sun.star.form.component.TextField" form:id="control4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5" form:control-implementation="ooo:com.sun.star.form.component.TextField" form:id="control4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5" form:control-implementation="ooo:com.sun.star.form.component.TextField" form:id="control4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5" form:control-implementation="ooo:com.sun.star.form.component.TextField" form:id="control4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5" form:control-implementation="ooo:com.sun.star.form.component.TextField" form:id="control4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5" form:control-implementation="ooo:com.sun.star.form.component.TextField" form:id="control4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5" form:control-implementation="ooo:com.sun.star.form.component.TextField" form:id="control4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5" form:control-implementation="ooo:com.sun.star.form.component.TextField" form:id="control5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5" form:control-implementation="ooo:com.sun.star.form.component.TextField" form:id="control5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5" form:control-implementation="ooo:com.sun.star.form.component.TextField" form:id="control5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Текстовое поле 15" form:control-implementation="ooo:com.sun.star.form.component.TextField" form:id="control5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variable-decls>
        <text:variable-decl office:value-type="string" text:name="00081090"/>
        <text:variable-decl office:value-type="string" text:name="00080020"/>
        <text:variable-decl office:value-type="string" text:name="00100010"/>
        <text:variable-decl office:value-type="string" text:name="00100030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1" draw:style-name="gr1" draw:text-style-name="P21" svg:width="1.706cm" svg:height="0.5cm" svg:x="2.357cm" svg:y="6.412cm" draw:control="control1"/>
      <draw:control text:anchor-type="page" text:anchor-page-number="1" draw:z-index="2" draw:style-name="gr1" draw:text-style-name="P21" svg:width="4.493cm" svg:height="0.5cm" svg:x="2.332cm" svg:y="7.604cm" draw:control="control2"/>
      <draw:control text:anchor-type="page" text:anchor-page-number="1" draw:z-index="3" draw:style-name="gr1" draw:text-style-name="P21" svg:width="1.502cm" svg:height="0.5cm" svg:x="2.367cm" svg:y="8.2cm" draw:control="control3"/>
      <draw:control text:anchor-type="page" text:anchor-page-number="1" draw:z-index="4" draw:style-name="gr2" draw:text-style-name="P21" svg:width="3.53cm" svg:height="0.5cm" svg:x="2.332cm" svg:y="7.019cm" draw:control="control4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Table_20_Contents"><draw:frame draw:style-name="fr1" draw:name="Графический объект2" text:anchor-type="paragraph" svg:x="0.31cm" svg:y="0.116cm" svg:width="1.646cm" svg:height="1.785cm" draw:z-index="0"><draw:image xlink:href="Pictures/200000070000082B000008CA6B55A114.svm" xlink:type="simple" xlink:show="embed" xlink:actuate="onLoad"/></draw:frame></text:p>
          </table:table-cell>
          <table:table-cell table:style-name="Таблица1.A1" office:value-type="string">
            <text:p text:style-name="P2">МУЗ «Клиническая городская поликлиника №1»</text:p>
            <text:p text:style-name="Standard">Отделение функциональной и УЗ диагностики</text:p>
            <text:p text:style-name="Standard">г. Сургут, <text:s/>ул. Студенческая, 18 <text:s/><text:span text:style-name="T2">тел.</text:span> 31-92-27</text:p>
            <text:p text:style-name="Standard"><text:s text:c="18"/>ул. Сибирская, 14/2 <text:s/><text:span text:style-name="T2">тел.</text:span> <text:s/>52-56-18 </text:p>
          </table:table-cell>
        </table:table-row>
      </table:table>
      <text:h text:style-name="P20" text:outline-level="1">ПРОТОКОЛ</text:h>
      <text:p text:style-name="P12">ДУПЛЕКСНОГО <text:s/>СКАНИРОВАНИЯ <text:s/>БРАХИОЦЕФАЛЬНЫХ <text:s/>СОСУДОВ</text:p>
      <text:p text:style-name="P2"><draw:control text:anchor-type="paragraph" draw:z-index="5" draw:style-name="gr3" draw:text-style-name="P22" svg:width="11.875cm" svg:height="0.481cm" svg:x="2.062cm" svg:y="0.474cm" draw:control="control5"/></text:p>
      <text:p text:style-name="P2"/>
      <text:p text:style-name="Standard"><draw:control text:anchor-type="paragraph" draw:z-index="6" draw:style-name="gr3" draw:text-style-name="P22" svg:width="2.488cm" svg:height="0.481cm" svg:x="3.949cm" svg:y="0.088cm" draw:control="control6"/></text:p>
      <text:p text:style-name="Standard"><draw:control text:anchor-type="paragraph" draw:z-index="7" draw:style-name="gr3" draw:text-style-name="P22" svg:width="9.3cm" svg:height="0.481cm" svg:x="4.824cm" svg:y="0.206cm" draw:control="control7"/></text:p>
      <text:p text:style-name="P2"><draw:control text:anchor-type="paragraph" draw:z-index="8" draw:style-name="gr3" draw:text-style-name="P22" svg:width="2.294cm" svg:height="0.481cm" svg:x="1.991cm" svg:y="0.316cm" draw:control="control8"/></text:p>
      <text:p text:style-name="P4"><text:span text:style-name="T3"/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row table:style-name="Таблица2.1">
          <table:table-cell table:style-name="Таблица2.A1" office:value-type="string">
            <text:p text:style-name="P14">сосуд</text:p>
          </table:table-cell>
          <table:table-cell table:style-name="Таблица2.A1" office:value-type="string">
            <text:p text:style-name="P14">справа</text:p>
          </table:table-cell>
          <table:table-cell table:style-name="Таблица2.C1" office:value-type="string">
            <text:p text:style-name="P14">слева</text:p>
          </table:table-cell>
        </table:table-row>
        <table:table-row table:style-name="Таблица2.2">
          <table:table-cell table:style-name="Таблица2.A1" office:value-type="string">
            <text:p text:style-name="P14">Подключичная артерия </text:p>
          </table:table-cell>
          <table:table-cell table:style-name="Таблица2.A1" office:value-type="string">
            <text:p text:style-name="P15"/>
          </table:table-cell>
          <table:table-cell table:style-name="Таблица2.C1" office:value-type="string">
            <text:p text:style-name="P15"/>
          </table:table-cell>
        </table:table-row>
        <table:table-row table:style-name="Таблица2.3">
          <table:table-cell table:style-name="Таблица2.A1" office:value-type="string">
            <text:p text:style-name="P17">- диаметр (мм.)</text:p>
          </table:table-cell>
          <table:table-cell table:style-name="Таблица2.A1" office:value-type="string">
            <text:p text:style-name="P7"><text:bookmark-start text:name="СосПодклАрДиамСп"/><draw:control text:anchor-type="as-char" svg:y="-0.383cm" draw:z-index="12" draw:style-name="gr5" draw:text-style-name="P22" svg:width="2.982cm" svg:height="0.481cm" draw:control="control12"/><text:bookmark-end text:name="СосПодклАрДиамСп"/></text:p>
          </table:table-cell>
          <table:table-cell table:style-name="Таблица2.C1" office:value-type="string">
            <text:p text:style-name="P8"><text:bookmark-start text:name="СосПоклАрДиамСл"/><draw:control text:anchor-type="as-char" svg:y="-0.383cm" draw:z-index="13" draw:style-name="gr5" draw:text-style-name="P22" svg:width="2.982cm" svg:height="0.481cm" draw:control="control13"/><text:bookmark-end text:name="СосПоклАрДиамСл"/></text:p>
          </table:table-cell>
        </table:table-row>
        <table:table-row table:style-name="Таблица2.3">
          <table:table-cell table:style-name="Таблица2.A1" office:value-type="string">
            <text:p text:style-name="P17">- тип кровотока</text:p>
          </table:table-cell>
          <table:table-cell table:style-name="Таблица2.A1" office:value-type="string">
            <text:p text:style-name="P18"><draw:control text:anchor-type="as-char" draw:z-index="38" draw:style-name="gr4" draw:text-style-name="P23" svg:width="2.985cm" svg:height="0.481cm" draw:control="control38"/></text:p>
          </table:table-cell>
          <table:table-cell table:style-name="Таблица2.C1" office:value-type="string">
            <text:p text:style-name="P8"><text:bookmark-start text:name="ТипКровотока"/><draw:control text:anchor-type="as-char" draw:z-index="39" draw:style-name="gr4" draw:text-style-name="P23" svg:width="2.985cm" svg:height="0.481cm" draw:control="control39"/><text:bookmark-end text:name="ТипКровотока"/></text:p>
          </table:table-cell>
        </table:table-row>
        <table:table-row table:style-name="Таблица2.3">
          <table:table-cell table:style-name="Таблица2.A1" office:value-type="string">
            <text:p text:style-name="P17">- ЛСК (м/с)</text:p>
          </table:table-cell>
          <table:table-cell table:style-name="Таблица2.A1" office:value-type="string">
            <text:p text:style-name="P8"><text:bookmark-start text:name="СосПодклАрЛскСп"/><draw:control text:anchor-type="as-char" svg:y="-0.443cm" draw:z-index="17" draw:style-name="gr5" draw:text-style-name="P22" svg:width="2.982cm" svg:height="0.481cm" draw:control="control17"/><text:bookmark-end text:name="СосПодклАрЛскСп"/></text:p>
          </table:table-cell>
          <table:table-cell table:style-name="Таблица2.C1" office:value-type="string">
            <text:p text:style-name="P8"><text:bookmark-start text:name="СосПодклАрЛскСл"/><draw:control text:anchor-type="as-char" svg:y="-0.284cm" draw:z-index="14" draw:style-name="gr5" draw:text-style-name="P22" svg:width="2.982cm" svg:height="0.481cm" draw:control="control14"/><text:bookmark-end text:name="СосПодклАрЛскСл"/></text:p>
          </table:table-cell>
        </table:table-row>
        <table:table-row table:style-name="Таблица2.3">
          <table:table-cell table:style-name="Таблица2.A1" office:value-type="string">
            <text:p text:style-name="P14"><text:s text:c="8"/>- атеросклеротические изменения </text:p>
          </table:table-cell>
          <table:table-cell table:style-name="Таблица2.A1" office:value-type="string">
            <text:p text:style-name="P5"><text:bookmark-start text:name="СосПодклАрАтерИзмСп"/><draw:control text:anchor-type="as-char" svg:y="-0.407cm" draw:z-index="16" draw:style-name="gr5" draw:text-style-name="P22" svg:width="2.982cm" svg:height="0.481cm" draw:control="control16"/><text:bookmark-end text:name="СосПодклАрАтерИзмСп"/></text:p>
          </table:table-cell>
          <table:table-cell table:style-name="Таблица2.C1" office:value-type="string">
            <text:p text:style-name="P5"><text:bookmark-start text:name="СосПодклАрАтерИзмСл"/><draw:control text:anchor-type="as-char" svg:y="-0.284cm" draw:z-index="15" draw:style-name="gr5" draw:text-style-name="P22" svg:width="2.982cm" svg:height="0.481cm" draw:control="control15"/><text:bookmark-end text:name="СосПодклАрАтерИзмСл"/></text:p>
          </table:table-cell>
        </table:table-row>
        <table:table-row table:style-name="Таблица2.3">
          <table:table-cell table:style-name="Таблица2.A1" office:value-type="string">
            <text:p text:style-name="P14">Общая сонная артерия </text:p>
          </table:table-cell>
          <table:table-cell table:style-name="Таблица2.A1" office:value-type="string">
            <text:p text:style-name="P15"/>
          </table:table-cell>
          <table:table-cell table:style-name="Таблица2.C1" office:value-type="string">
            <text:p text:style-name="P15"/>
          </table:table-cell>
        </table:table-row>
        <table:table-row table:style-name="Таблица2.3">
          <table:table-cell table:style-name="Таблица2.A1" office:value-type="string">
            <text:p text:style-name="P17">- диаметр (мм.)</text:p>
          </table:table-cell>
          <table:table-cell table:style-name="Таблица2.A1" office:value-type="string">
            <text:p text:style-name="P8"><text:bookmark-start text:name="СосОбСонАрДиамСп"/><draw:control text:anchor-type="as-char" svg:y="-0.337cm" draw:z-index="21" draw:style-name="gr5" draw:text-style-name="P22" svg:width="2.982cm" svg:height="0.481cm" draw:control="control21"/><text:bookmark-end text:name="СосОбСонАрДиамСп"/></text:p>
          </table:table-cell>
          <table:table-cell table:style-name="Таблица2.C1" office:value-type="string">
            <text:p text:style-name="P8"><text:bookmark-start text:name="СосОбСонАрДиамСл"/><draw:control text:anchor-type="as-char" svg:y="-0.489cm" draw:z-index="20" draw:style-name="gr5" draw:text-style-name="P22" svg:width="2.982cm" svg:height="0.481cm" draw:control="control20"/><text:bookmark-end text:name="СосОбСонАрДиамСл"/></text:p>
          </table:table-cell>
        </table:table-row>
        <table:table-row table:style-name="Таблица2.3">
          <table:table-cell table:style-name="Таблица2.A1" office:value-type="string">
            <text:p text:style-name="P17">- ЛСК (м/с)</text:p>
          </table:table-cell>
          <table:table-cell table:style-name="Таблица2.A1" office:value-type="string">
            <text:p text:style-name="P8"><text:bookmark-start text:name="СосОбСонАрЛскСп"/><draw:control text:anchor-type="as-char" svg:y="-0.249cm" draw:z-index="22" draw:style-name="gr5" draw:text-style-name="P22" svg:width="2.982cm" svg:height="0.481cm" draw:control="control22"/><text:bookmark-end text:name="СосОбСонАрЛскСп"/></text:p>
          </table:table-cell>
          <table:table-cell table:style-name="Таблица2.C1" office:value-type="string">
            <text:p text:style-name="P8"><text:bookmark-start text:name="СосОбСонАрЛскСл"/><draw:control text:anchor-type="as-char" svg:y="-0.407cm" draw:z-index="19" draw:style-name="gr5" draw:text-style-name="P22" svg:width="2.982cm" svg:height="0.481cm" draw:control="control19"/><text:bookmark-end text:name="СосОбСонАрЛскСл"/></text:p>
          </table:table-cell>
        </table:table-row>
        <table:table-row table:style-name="Таблица2.3">
          <table:table-cell table:style-name="Таблица2.A1" office:value-type="string">
            <text:p text:style-name="P17">- атеросклеротические изменения </text:p>
          </table:table-cell>
          <table:table-cell table:style-name="Таблица2.A1" office:value-type="string">
            <text:p text:style-name="P8"><text:bookmark-start text:name="СосОбСонАрАтерИзмСп"/><draw:control text:anchor-type="as-char" svg:y="-0.284cm" draw:z-index="23" draw:style-name="gr5" draw:text-style-name="P22" svg:width="2.982cm" svg:height="0.481cm" draw:control="control23"/><text:bookmark-end text:name="СосОбСонАрАтерИзмСп"/></text:p>
          </table:table-cell>
          <table:table-cell table:style-name="Таблица2.C1" office:value-type="string">
            <text:p text:style-name="P8"><text:bookmark-start text:name="СосОбСонАрАтерИзмСл"/><draw:control text:anchor-type="as-char" svg:y="-0.284cm" draw:z-index="18" draw:style-name="gr5" draw:text-style-name="P22" svg:width="2.982cm" svg:height="0.481cm" draw:control="control18"/><text:bookmark-end text:name="СосОбСонАрАтерИзмСл"/></text:p>
          </table:table-cell>
        </table:table-row>
        <table:table-row table:style-name="Таблица2.3">
          <table:table-cell table:style-name="Таблица2.A1" office:value-type="string">
            <text:p text:style-name="P14">Внутренняя сонная артерия</text:p>
          </table:table-cell>
          <table:table-cell table:style-name="Таблица2.A1" office:value-type="string">
            <text:p text:style-name="P15"/>
          </table:table-cell>
          <table:table-cell table:style-name="Таблица2.C1" office:value-type="string">
            <text:p text:style-name="P15"/>
          </table:table-cell>
        </table:table-row>
        <table:table-row table:style-name="Таблица2.3">
          <table:table-cell table:style-name="Таблица2.A1" office:value-type="string">
            <text:p text:style-name="P17">- диаметр (мм.)</text:p>
          </table:table-cell>
          <table:table-cell table:style-name="Таблица2.A1" office:value-type="string">
            <text:p text:style-name="P8"><text:bookmark-start text:name="СосВнуСонАрДиамСп"/><draw:control text:anchor-type="as-char" svg:y="-0.249cm" draw:z-index="27" draw:style-name="gr5" draw:text-style-name="P22" svg:width="2.982cm" svg:height="0.481cm" draw:control="control27"/><text:bookmark-end text:name="СосВнуСонАрДиамСп"/></text:p>
          </table:table-cell>
          <table:table-cell table:style-name="Таблица2.C1" office:value-type="string">
            <text:p text:style-name="P8"><text:bookmark-start text:name="СосВнуСонАрДиамСл"/><draw:control text:anchor-type="as-char" svg:y="-0.489cm" draw:z-index="26" draw:style-name="gr5" draw:text-style-name="P22" svg:width="2.982cm" svg:height="0.481cm" draw:control="control26"/><text:bookmark-end text:name="СосВнуСонАрДиамСл"/></text:p>
          </table:table-cell>
        </table:table-row>
        <table:table-row table:style-name="Таблица2.3">
          <table:table-cell table:style-name="Таблица2.A1" office:value-type="string">
            <text:p text:style-name="P17">- ЛСК (м/с)</text:p>
          </table:table-cell>
          <table:table-cell table:style-name="Таблица2.A1" office:value-type="string">
            <text:p text:style-name="P8"><text:bookmark-start text:name="СосВнуСонАрЛскСп"/><draw:control text:anchor-type="as-char" svg:y="-0.139cm" draw:z-index="28" draw:style-name="gr5" draw:text-style-name="P22" svg:width="2.982cm" svg:height="0.481cm" draw:control="control28"/><text:bookmark-end text:name="СосВнуСонАрЛскСп"/></text:p>
          </table:table-cell>
          <table:table-cell table:style-name="Таблица2.C1" office:value-type="string">
            <text:p text:style-name="P8"><text:bookmark-start text:name="СосВнуСонАрЛскСл"/><draw:control text:anchor-type="as-char" svg:y="-0.489cm" draw:z-index="25" draw:style-name="gr5" draw:text-style-name="P22" svg:width="2.982cm" svg:height="0.481cm" draw:control="control25"/><text:bookmark-end text:name="СосВнуСонАрЛскСл"/></text:p>
          </table:table-cell>
        </table:table-row>
        <table:table-row table:style-name="Таблица2.3">
          <table:table-cell table:style-name="Таблица2.A1" office:value-type="string">
            <text:p text:style-name="P17">- атеросклеротические изменения </text:p>
          </table:table-cell>
          <table:table-cell table:style-name="Таблица2.A1" office:value-type="string">
            <text:p text:style-name="P8"><text:bookmark-start text:name="СосВнуСонАрАтерИзмСп"/><draw:control text:anchor-type="as-char" svg:y="-0.337cm" draw:z-index="29" draw:style-name="gr5" draw:text-style-name="P22" svg:width="2.982cm" svg:height="0.481cm" draw:control="control29"/><text:bookmark-end text:name="СосВнуСонАрАтерИзмСп"/></text:p>
          </table:table-cell>
          <table:table-cell table:style-name="Таблица2.C1" office:value-type="string">
            <text:p text:style-name="P8"><text:bookmark-start text:name="СосВнуСонАрАтерИзмСл"/><draw:control text:anchor-type="as-char" svg:y="-0.337cm" draw:z-index="24" draw:style-name="gr5" draw:text-style-name="P22" svg:width="2.982cm" svg:height="0.481cm" draw:control="control24"/><text:bookmark-end text:name="СосВнуСонАрАтерИзмСл"/></text:p>
          </table:table-cell>
        </table:table-row>
      </table:table>
      <text:p text:style-name="P4"><text:span text:style-name="T3"/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2"/>
        <table:table-column table:style-name="Таблица3.E"/>
        <table:table-column table:style-name="Таблица3.F"/>
        <table:table-column table:style-name="Таблица3.G"/>
        <table:table-row table:style-name="Таблица3.1">
          <table:table-cell table:style-name="Таблица3.A1" table:number-rows-spanned="2" office:value-type="string">
            <text:p text:style-name="P13">сосуд</text:p>
          </table:table-cell>
          <table:table-cell table:style-name="Таблица3.A1" table:number-columns-spanned="3" office:value-type="string">
            <text:p text:style-name="P13">справа</text:p>
          </table:table-cell>
          <table:covered-table-cell/>
          <table:covered-table-cell/>
          <table:table-cell table:style-name="Таблица3.E1" table:number-columns-spanned="3" office:value-type="string">
            <text:p text:style-name="P13">слева</text:p>
          </table:table-cell>
          <table:covered-table-cell/>
          <table:covered-table-cell/>
        </table:table-row>
        <table:table-row table:style-name="Таблица3.1">
          <table:covered-table-cell/>
          <table:table-cell table:style-name="Таблица3.A1" office:value-type="string">
            <text:p text:style-name="P16"><text:span text:style-name="T3">сегмент </text:span><text:span text:style-name="T4">V</text:span><text:span text:style-name="T3">1 </text:span></text:p>
          </table:table-cell>
          <table:table-cell table:style-name="Таблица3.A1" office:value-type="string">
            <text:p text:style-name="P16"><text:span text:style-name="T3">сегмент </text:span><text:span text:style-name="T4">V</text:span><text:span text:style-name="T3">2</text:span></text:p>
          </table:table-cell>
          <table:table-cell table:style-name="Таблица3.A1" office:value-type="string">
            <text:p text:style-name="P16"><text:span text:style-name="T3">сегмент </text:span><text:span text:style-name="T4">V</text:span><text:span text:style-name="T3">4</text:span></text:p>
          </table:table-cell>
          <table:table-cell table:style-name="Таблица3.A1" office:value-type="string">
            <text:p text:style-name="P16"><text:span text:style-name="T3">сегмент </text:span><text:span text:style-name="T4">V</text:span><text:span text:style-name="T3">1 </text:span></text:p>
          </table:table-cell>
          <table:table-cell table:style-name="Таблица3.A1" office:value-type="string">
            <text:p text:style-name="P16"><text:span text:style-name="T3">сегмент </text:span><text:span text:style-name="T4">V</text:span><text:span text:style-name="T3">2</text:span></text:p>
          </table:table-cell>
          <table:table-cell table:style-name="Таблица3.E1" office:value-type="string">
            <text:p text:style-name="P16"><text:span text:style-name="T3">сегмент </text:span><text:span text:style-name="T4">V</text:span><text:span text:style-name="T3">4</text:span></text:p>
          </table:table-cell>
        </table:table-row>
        <table:table-row table:style-name="Таблица3.3">
          <table:table-cell table:style-name="Таблица3.A1" office:value-type="string">
            <text:p text:style-name="P13">Позвоночная артерия </text:p>
          </table:table-cell>
          <table:table-cell table:style-name="Таблица3.A1" office:value-type="string">
            <text:p text:style-name="P6"/>
          </table:table-cell>
          <table:table-cell table:style-name="Таблица3.A1" office:value-type="string">
            <text:p text:style-name="P6"/>
          </table:table-cell>
          <table:table-cell table:style-name="Таблица3.A1" office:value-type="string">
            <text:p text:style-name="P6"/>
          </table:table-cell>
          <table:table-cell table:style-name="Таблица3.A1" office:value-type="string">
            <text:p text:style-name="P6"/>
          </table:table-cell>
          <table:table-cell table:style-name="Таблица3.A1" office:value-type="string">
            <text:p text:style-name="P6"/>
          </table:table-cell>
          <table:table-cell table:style-name="Таблица3.E1" office:value-type="string">
            <text:p text:style-name="P6"/>
          </table:table-cell>
        </table:table-row>
        <table:table-row table:style-name="Таблица3.3">
          <table:table-cell table:style-name="Таблица3.A1" office:value-type="string">
            <text:p text:style-name="P19">- диаметр (мм.)</text:p>
          </table:table-cell>
          <table:table-cell table:style-name="Таблица3.A1" office:value-type="string">
            <text:p text:style-name="P9"><text:bookmark-start text:name="СосПозвАрДиамСпСегV1"/><draw:control text:anchor-type="as-char" svg:y="-0.277cm" draw:z-index="42" draw:style-name="gr5" draw:text-style-name="P22" svg:width="1.562cm" svg:height="0.481cm" draw:control="control42"/><text:bookmark-end text:name="СосПозвАрДиамСпСегV1"/></text:p>
          </table:table-cell>
          <table:table-cell table:style-name="Таблица3.A1" office:value-type="string">
            <text:p text:style-name="P9"><text:bookmark-start text:name="СосПозвАрДиамСпСегV2"/><draw:control text:anchor-type="as-char" svg:y="-0.256cm" draw:z-index="43" draw:style-name="gr5" draw:text-style-name="P22" svg:width="1.562cm" svg:height="0.481cm" draw:control="control43"/><text:bookmark-end text:name="СосПозвАрДиамСпСегV2"/></text:p>
          </table:table-cell>
          <table:table-cell table:style-name="Таблица3.A1" office:value-type="string">
            <text:p text:style-name="P9"><text:bookmark-start text:name="СосПозвАрДиамСпСегV4"/><draw:control text:anchor-type="as-char" svg:y="-0.256cm" draw:z-index="44" draw:style-name="gr5" draw:text-style-name="P22" svg:width="1.562cm" svg:height="0.481cm" draw:control="control44"/><text:bookmark-end text:name="СосПозвАрДиамСпСегV4"/></text:p>
          </table:table-cell>
          <table:table-cell table:style-name="Таблица3.A1" office:value-type="string">
            <text:p text:style-name="P9"><text:bookmark-start text:name="СосПозвАрДиамСлСегV1"/><draw:control text:anchor-type="as-char" svg:y="-0.256cm" draw:z-index="45" draw:style-name="gr5" draw:text-style-name="P22" svg:width="1.562cm" svg:height="0.481cm" draw:control="control45"/><text:bookmark-end text:name="СосПозвАрДиамСлСегV1"/></text:p>
          </table:table-cell>
          <table:table-cell table:style-name="Таблица3.A1" office:value-type="string">
            <text:p text:style-name="P9"><text:bookmark-start text:name="СосПозвАрДиамСлСегV2"/><draw:control text:anchor-type="as-char" svg:y="-0.256cm" draw:z-index="46" draw:style-name="gr5" draw:text-style-name="P22" svg:width="1.562cm" svg:height="0.481cm" draw:control="control46"/><text:bookmark-end text:name="СосПозвАрДиамСлСегV2"/></text:p>
          </table:table-cell>
          <table:table-cell table:style-name="Таблица3.E1" office:value-type="string">
            <text:p text:style-name="P9"><draw:control text:anchor-type="as-char" svg:y="-0.256cm" draw:z-index="47" draw:style-name="gr5" draw:text-style-name="P22" svg:width="1.562cm" svg:height="0.481cm" draw:control="control47"/></text:p>
          </table:table-cell>
        </table:table-row>
        <table:table-row table:style-name="Таблица3.3">
          <table:table-cell table:style-name="Таблица3.A1" office:value-type="string">
            <text:p text:style-name="P19">- ЛСК (м/с)</text:p>
          </table:table-cell>
          <table:table-cell table:style-name="Таблица3.A1" office:value-type="string">
            <text:p text:style-name="P9"><text:bookmark-start text:name="СосПозвАрЛскСпСегV1"/><draw:control text:anchor-type="as-char" svg:y="-0.256cm" draw:z-index="48" draw:style-name="gr5" draw:text-style-name="P22" svg:width="1.562cm" svg:height="0.481cm" draw:control="control48"/><text:bookmark-end text:name="СосПозвАрЛскСпСегV1"/></text:p>
          </table:table-cell>
          <table:table-cell table:style-name="Таблица3.A1" office:value-type="string">
            <text:p text:style-name="P10"><text:bookmark-start text:name="СосПозвАрЛскСпСегV2"/><draw:control text:anchor-type="as-char" svg:y="-0.256cm" draw:z-index="49" draw:style-name="gr5" draw:text-style-name="P22" svg:width="1.562cm" svg:height="0.481cm" draw:control="control49"/><text:bookmark-end text:name="СосПозвАрЛскСпСегV2"/></text:p>
          </table:table-cell>
          <table:table-cell table:style-name="Таблица3.A1" office:value-type="string">
            <text:p text:style-name="P10"><text:bookmark-start text:name="СосПозвАрЛскСпСегV4"/><draw:control text:anchor-type="as-char" svg:y="-0.256cm" draw:z-index="50" draw:style-name="gr5" draw:text-style-name="P22" svg:width="1.562cm" svg:height="0.481cm" draw:control="control50"/><text:bookmark-end text:name="СосПозвАрЛскСпСегV4"/></text:p>
          </table:table-cell>
          <table:table-cell table:style-name="Таблица3.A1" office:value-type="string">
            <text:p text:style-name="P10"><text:bookmark-start text:name="СосПозвАрЛскСлСегV1"/><draw:control text:anchor-type="as-char" svg:y="-0.256cm" draw:z-index="51" draw:style-name="gr5" draw:text-style-name="P22" svg:width="1.562cm" svg:height="0.481cm" draw:control="control51"/><text:bookmark-end text:name="СосПозвАрЛскСлСегV1"/></text:p>
          </table:table-cell>
          <table:table-cell table:style-name="Таблица3.A1" office:value-type="string">
            <text:p text:style-name="P10"><text:bookmark-start text:name="СосПозвАрЛскСлСегV2"/><draw:control text:anchor-type="as-char" svg:y="-0.256cm" draw:z-index="52" draw:style-name="gr5" draw:text-style-name="P22" svg:width="1.562cm" svg:height="0.481cm" draw:control="control52"/><text:bookmark-end text:name="СосПозвАрЛскСлСегV2"/></text:p>
          </table:table-cell>
          <table:table-cell table:style-name="Таблица3.E1" office:value-type="string">
            <text:p text:style-name="P10"><text:bookmark-start text:name="СосПозвАрЛскСлСегV4"/><draw:control text:anchor-type="as-char" svg:y="-0.256cm" draw:z-index="53" draw:style-name="gr5" draw:text-style-name="P22" svg:width="1.562cm" svg:height="0.481cm" draw:control="control53"/><text:bookmark-end text:name="СосПозвАрЛскСлСегV4"/></text:p>
          </table:table-cell>
        </table:table-row>
        <table:table-row table:style-name="Таблица3.6">
          <table:table-cell table:style-name="Таблица3.A1" office:value-type="string">
            <text:p text:style-name="P19">- атеросклеротические <text:s/>изменения </text:p>
          </table:table-cell>
          <table:table-cell table:style-name="Таблица3.A1" table:number-columns-spanned="3" office:value-type="string">
            <text:p text:style-name="P9"><text:bookmark-start text:name="СосПозвАрАтерИзмСп"/><draw:control text:anchor-type="paragraph" draw:z-index="30" draw:style-name="gr6" draw:text-style-name="P22" svg:width="2.982cm" svg:height="0.481cm" svg:x="0cm" svg:y="0cm" draw:control="control30"/><text:bookmark-end text:name="СосПозвАрАтерИзмСп"/></text:p>
          </table:table-cell>
          <table:covered-table-cell/>
          <table:covered-table-cell/>
          <table:table-cell table:style-name="Таблица3.E1" table:number-columns-spanned="3" office:value-type="string">
            <text:p text:style-name="P9"><text:bookmark-start text:name="СосПозвАрАтерИзмСл"/><draw:control text:anchor-type="paragraph" draw:z-index="33" draw:style-name="gr6" draw:text-style-name="P22" svg:width="2.982cm" svg:height="0.481cm" svg:x="0cm" svg:y="0cm" draw:control="control33"/><text:bookmark-end text:name="СосПозвАрАтерИзмСл"/></text:p>
          </table:table-cell>
          <table:covered-table-cell/>
          <table:covered-table-cell/>
        </table:table-row>
        <table:table-row table:style-name="Таблица3.3">
          <table:table-cell table:style-name="Таблица3.A1" office:value-type="string">
            <text:p text:style-name="P13">Основная артерия</text:p>
          </table:table-cell>
          <table:table-cell table:style-name="Таблица3.A1" table:number-columns-spanned="3" office:value-type="string">
            <text:p text:style-name="P6"><text:bookmark-start text:name="СосОсновАтрСп"/><draw:control text:anchor-type="as-char" svg:y="-0.377cm" draw:z-index="31" draw:style-name="gr5" draw:text-style-name="P22" svg:width="2.982cm" svg:height="0.481cm" draw:control="control31"/><text:bookmark-end text:name="СосОсновАтрСп"/></text:p>
          </table:table-cell>
          <table:covered-table-cell/>
          <table:covered-table-cell/>
          <table:table-cell table:style-name="Таблица3.E1" table:number-columns-spanned="3" office:value-type="string">
            <text:p text:style-name="P6"><text:bookmark-start text:name="СосОсновАртСл"/><draw:control text:anchor-type="as-char" svg:y="-0.302cm" draw:z-index="32" draw:style-name="gr5" draw:text-style-name="P22" svg:width="2.982cm" svg:height="0.481cm" draw:control="control32"/><text:bookmark-end text:name="СосОсновАртСл"/></text:p>
          </table:table-cell>
          <table:covered-table-cell/>
          <table:covered-table-cell/>
        </table:table-row>
        <table:table-row table:style-name="Таблица3.3">
          <table:table-cell table:style-name="Таблица3.A1" office:value-type="string">
            <text:p text:style-name="P13">Ход сосудов </text:p>
          </table:table-cell>
          <table:table-cell table:style-name="Таблица3.A1" table:number-columns-spanned="3" office:value-type="string">
            <text:p text:style-name="P16"><text:bookmark-start text:name="СосХодСосудовСп"/><text:span text:style-name="T3"><draw:control text:anchor-type="as-char" svg:y="-0.533cm" draw:z-index="40" draw:style-name="gr7" draw:text-style-name="P23" svg:width="2.985cm" svg:height="0.481cm" draw:control="control40"/></text:span><text:bookmark-end text:name="СосХодСосудовСп"/><text:span text:style-name="T3"> <text:s/></text:span><text:bookmark-start text:name="ТекстовоеПоле1"/><text:span text:style-name="T3"><draw:control text:anchor-type="as-char" svg:y="-0.478cm" draw:z-index="37" draw:style-name="gr5" draw:text-style-name="P22" svg:width="1.562cm" svg:height="0.481cm" draw:control="control37"/></text:span><text:bookmark-end text:name="ТекстовоеПоле1"/></text:p>
          </table:table-cell>
          <table:covered-table-cell/>
          <table:covered-table-cell/>
          <table:table-cell table:style-name="Таблица3.E1" table:number-columns-spanned="3" office:value-type="string">
            <text:p text:style-name="P16"><text:bookmark-start text:name="СосХодСосудовСл"/><text:span text:style-name="T3"><draw:control text:anchor-type="as-char" svg:y="-0.445cm" draw:z-index="41" draw:style-name="gr7" draw:text-style-name="P23" svg:width="2.985cm" svg:height="0.481cm" draw:control="control41"/></text:span><text:bookmark-end text:name="СосХодСосудовСл"/><text:span text:style-name="T3"> <text:s/></text:span><text:span text:style-name="T3"><draw:control text:anchor-type="as-char" svg:y="-0.409cm" draw:z-index="36" draw:style-name="gr5" draw:text-style-name="P22" svg:width="1.562cm" svg:height="0.481cm" draw:control="control36"/></text:span></text:p>
          </table:table-cell>
          <table:covered-table-cell/>
          <table:covered-table-cell/>
        </table:table-row>
        <table:table-row table:style-name="Таблица3.6">
          <table:table-cell table:style-name="Таблица3.A1" office:value-type="string">
            <text:p text:style-name="P13">Гемодинамически значимые изменения </text:p>
          </table:table-cell>
          <table:table-cell table:style-name="Таблица3.A1" table:number-columns-spanned="3" office:value-type="string">
            <text:p text:style-name="P6"><text:bookmark-start text:name="СосГемодЗначИзмСп"/><draw:control text:anchor-type="as-char" svg:y="-0.425cm" draw:z-index="34" draw:style-name="gr5" draw:text-style-name="P22" svg:width="2.982cm" svg:height="0.481cm" draw:control="control34"/><text:bookmark-end text:name="СосГемодЗначИзмСп"/></text:p>
          </table:table-cell>
          <table:covered-table-cell/>
          <table:covered-table-cell/>
          <table:table-cell table:style-name="Таблица3.E1" table:number-columns-spanned="3" office:value-type="string">
            <text:p text:style-name="P6"><text:bookmark-start text:name="СосГемодЗначИзмСл"/><draw:control text:anchor-type="as-char" svg:y="-0.189cm" draw:z-index="35" draw:style-name="gr5" draw:text-style-name="P22" svg:width="2.982cm" svg:height="0.481cm" draw:control="control35"/><text:bookmark-end text:name="СосГемодЗначИзмСл"/></text:p>
          </table:table-cell>
          <table:covered-table-cell/>
          <table:covered-table-cell/>
        </table:table-row>
      </table:table>
      <text:p text:style-name="P11"><text:span text:style-name="T5"/></text:p>
      <text:p text:style-name="P11"><draw:control text:anchor-type="paragraph" draw:z-index="11" draw:style-name="gr3" draw:text-style-name="P24" svg:width="14.359cm" svg:height="0.874cm" svg:x="2.644cm" svg:y="0.111cm" draw:control="control11"/><text:span text:style-name="T5">Заключение: </text:span></text:p>
      <text:p text:style-name="Text_20_body"/>
      <text:p text:style-name="Text_20_body">Врач: <draw:control text:anchor-type="as-char" draw:z-index="9" draw:style-name="gr4" draw:text-style-name="P23" svg:width="3.758cm" svg:height="0.477cm" draw:control="control9"/></text:p>
      <text:p text:style-name="P3">Медицинский регистратор: <draw:control text:anchor-type="as-char" draw:z-index="10" draw:style-name="gr4" draw:text-style-name="P23" svg:width="4.234cm" svg:height="0.481cm" draw:control="control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Без_20_интервала" style:display-name="Без интервала" style:family="paragraph">
      <style:paragraph-properties fo:orphans="2" fo:widows="2"/>
      <style:text-properties style:use-window-font-color="true" style:font-name="Calibri" fo:font-size="11pt" fo:language="ru" fo:country="RU" style:font-name-asian="Arial" style:font-size-asian="11pt" style:font-name-complex="Calibri" style:font-size-complex="11pt" style:language-complex="ar" style:country-complex="SA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Дмитрий Деренок</meta:initial-creator>
    <meta:creation-date>2011-07-11T19:46:21.79</meta:creation-date>
    <dc:date>2011-11-02T14:48:55.45</dc:date>
    <dc:creator>Дмитрий Деренок</dc:creator>
    <meta:editing-duration>PT12H30M31S</meta:editing-duration>
    <meta:editing-cycles>31</meta:editing-cycles>
    <meta:generator>OpenOffice.org/3.2$Win32 OpenOffice.org_project/320m12$Build-9483</meta:generator>
    <meta:document-statistic meta:table-count="3" meta:image-count="1" meta:object-count="0" meta:page-count="1" meta:paragraph-count="81" meta:word-count="106" meta:character-count="834"/>
  </office:meta>
</office:document-meta>
</file>